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2"/>
          <table:table-cell office:value-type="string" calcext:value-type="string">
            <text:p>add returns_through_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allow for error even in functions that don’t return errors or return errors of a different 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table → module_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1:13:52.613420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28T11:26:20.113382354</dc:date>
    <meta:editing-duration>P43DT8H55M56S</meta:editing-duration>
    <meta:editing-cycles>28</meta:editing-cycles>
    <meta:generator>LibreOffice/24.2.3.2$Linux_X86_64 LibreOffice_project/420$Build-2</meta:generator>
    <meta:document-statistic meta:table-count="4" meta:cell-count="56" meta:object-count="0"/>
  </office:meta>
</office:document-meta>
</file>